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5.1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99">
      <style:table-cell-properties fo:background-color="#77bc65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100">
      <style:table-cell-properties fo:background-color="#77bc65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vertical-align="middle" loext:decorative="false"/>
    </style:style>
    <style:style style:name="gr3" style:family="graphic" style:parent-style-name="Default">
      <style:graphic-properties draw:textarea-vertical-align="middle" fo:background-color="#3faf46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lef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 " form:control-implementation="ooo:com.sun.star.form.component.CheckBox" xml:id="control1" form:id="control1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 " form:input-required="false" form:linked-cell="Sheet1.B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 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 " form:input-required="false" form:linked-cell="Sheet1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 " form:input-required="false" form:linked-cell="Sheet1.B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 " form:input-required="false" form:linked-cell="Sheet1.B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 " form:input-required="false" form:linked-cell="Sheet1.B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 " form:input-required="false" form:linked-cell="Sheet1.C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 " form:input-required="false" form:linked-cell="Sheet1.C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 " form:input-required="false" form:linked-cell="Sheet1.C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 " form:input-required="false" form:linked-cell="Sheet1.C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 " form:input-required="false" form:linked-cell="Sheet1.C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 " form:input-required="false" form:linked-cell="Sheet1.C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 " form:input-required="false" form:linked-cell="Sheet1.C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 " form:input-required="false" form:linked-cell="Sheet1.C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 " form:input-required="false" form:linked-cell="Sheet1.C1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 " form:input-required="false" form:linked-cell="Sheet1.G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 " form:input-required="false" form:linked-cell="Sheet1.G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 " form:input-required="false" form:linked-cell="Sheet1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 " form:input-required="false" form:linked-cell="Sheet1.G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 " form:input-required="false" form:linked-cell="Sheet1.G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 " form:input-required="false" form:linked-cell="Sheet1.G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 " form:input-required="false" form:linked-cell="Sheet1.G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 " form:input-required="false" form:linked-cell="Sheet1.G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 " form:input-required="false" form:linked-cell="Sheet1.G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 " form:input-required="false" form:linked-cell="Sheet1.I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 " form:input-required="false" form:linked-cell="Sheet1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 " form:input-required="false" form:linked-cell="Sheet1.I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 " form:input-required="false" form:linked-cell="Sheet1.I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 " form:input-required="false" form:linked-cell="Sheet1.I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 " form:input-required="false" form:linked-cell="Sheet1.H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 " form:input-required="false" form:linked-cell="Sheet1.H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 " form:input-required="false" form:linked-cell="Sheet1.H6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 " form:input-required="false" form:linked-cell="Sheet1.H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 " form:input-required="false" form:linked-cell="Sheet1.H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 " form:input-required="false" form:linked-cell="Sheet1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 " form:input-required="false" form:linked-cell="Sheet1.H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 " form:input-required="false" form:linked-cell="Sheet1.H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 " form:input-required="false" form:linked-cell="Sheet1.F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2" form:id="control42" form:label=" " form:input-required="false" form:linked-cell="Sheet1.F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 " form:input-required="false" form:linked-cell="Sheet1.F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 " form:input-required="false" form:linked-cell="Sheet1.F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 " form:input-required="false" form:linked-cell="Sheet1.F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 " form:input-required="false" form:linked-cell="Sheet1.F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 " form:input-required="false" form:linked-cell="Sheet1.F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 " form:input-required="false" form:linked-cell="Sheet1.F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 " form:input-required="false" form:linked-cell="Sheet1.F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 " form:input-required="false" form:linked-cell="Sheet1.E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1" form:id="control51" form:label=" " form:input-required="false" form:linked-cell="Sheet1.E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 " form:input-required="false" form:linked-cell="Sheet1.E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 " form:input-required="false" form:linked-cell="Sheet1.E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 " form:input-required="false" form:linked-cell="Sheet1.E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 " form:input-required="false" form:linked-cell="Sheet1.E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 " form:input-required="false" form:linked-cell="Sheet1.E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 " form:input-required="false" form:linked-cell="Sheet1.E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 " form:input-required="false" form:linked-cell="Sheet1.E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 " form:input-required="false" form:linked-cell="Sheet1.D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 " form:input-required="false" form:linked-cell="Sheet1.D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 " form:input-required="false" form:linked-cell="Sheet1.D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 " form:input-required="false" form:linked-cell="Sheet1.D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 " form:input-required="false" form:linked-cell="Sheet1.D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 " form:input-required="false" form:linked-cell="Sheet1.D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 " form:input-required="false" form:linked-cell="Sheet1.D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 " form:input-required="false" form:linked-cell="Sheet1.D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 " form:input-required="false" form:linked-cell="Sheet1.D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 " form:value="TRUE" form:input-required="false" form:linked-cell="Sheet1.I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FALSE"/>
              </form:properties>
            </form:checkbox>
            <form:checkbox form:name="Check Box 1" form:control-implementation="ooo:com.sun.star.form.component.CheckBox" xml:id="control69" form:id="control69" form:label=" " form:input-required="false" form:linked-cell="Sheet1.I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" form:id="control70" form:label=" " form:input-required="false" form:linked-cell="Sheet1.I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" form:id="control71" form:label=" " form:input-required="false" form:linked-cell="Sheet1.I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2" form:id="control72" form:label=" " form:input-required="false" form:linked-cell="Sheet1.H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5.988cm" svg:height="8.988cm" svg:x="18.353cm" svg:y="1.032cm">
            <draw:object draw:notify-on-update-of-ranges="Sheet1.B15:Sheet1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1" draw:style-name="gr2" draw:text-style-name="P2" svg:width="0.491cm" svg:height="0.322cm" svg:x="4.673cm" svg:y="1.441cm" draw:control="control1"/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HABIT TRACK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WAKE UP AT 5 AM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10" draw:name="Control 10" draw:style-name="gr2" draw:text-style-name="P2" svg:width="0.491cm" svg:height="0.322cm" svg:x="-0.002cm" svg:y="0cm" draw:control="control10"/>
            <draw:control draw:z-index="59" draw:name="Control 19" draw:style-name="gr2" draw:text-style-name="P2" svg:width="0.491cm" svg:height="0.322cm" svg:x="1.466cm" svg:y="0cm" draw:control="control59"/>
          </table:table-cell>
          <table:table-cell table:style-name="ce5" office:value-type="boolean" office:boolean-value="false" calcext:value-type="boolean">
            <text:p>FALSE</text:p>
            <draw:control draw:z-index="50" draw:name="Control 28" draw:style-name="gr2" draw:text-style-name="P2" svg:width="0.491cm" svg:height="0.322cm" svg:x="1.464cm" svg:y="0cm" draw:control="control50"/>
          </table:table-cell>
          <table:table-cell table:style-name="ce3">
            <draw:control draw:z-index="41" draw:name="Control 37" draw:style-name="gr2" draw:text-style-name="P2" svg:width="0.491cm" svg:height="0.322cm" svg:x="1.462cm" svg:y="0cm" draw:control="control41"/>
          </table:table-cell>
          <table:table-cell table:style-name="ce3"/>
          <table:table-cell table:style-name="ce3">
            <draw:control draw:z-index="19" draw:name="Control 46" draw:style-name="gr2" draw:text-style-name="P2" svg:width="0.491cm" svg:height="0.322cm" svg:x="0cm" svg:y="0cm" draw:control="control19"/>
            <draw:control draw:z-index="33" draw:name="Control 55" draw:style-name="gr2" draw:text-style-name="P2" svg:width="0.491cm" svg:height="0.322cm" svg:x="1.459cm" svg:y="0cm" draw:control="control33"/>
          </table:table-cell>
          <table:table-cell table:style-name="ce5" office:value-type="boolean" office:boolean-value="false" calcext:value-type="boolean">
            <text:p>FALSE</text:p>
            <draw:control draw:z-index="68" draw:name="Control 64" draw:style-name="gr3" draw:text-style-name="P2" svg:width="0.491cm" svg:height="0.322cm" svg:x="1.456cm" svg:y="0cm" draw:control="control68"/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YOGA</text:p>
          </table:table-cell>
          <table:table-cell table:style-name="ce5" office:value-type="boolean" office:boolean-value="false" calcext:value-type="boolean">
            <text:p>FALSE</text:p>
            <draw:control draw:z-index="2" draw:name="Control 2" draw:style-name="gr2" draw:text-style-name="P2" svg:width="0.491cm" svg:height="0.322cm" svg:x="0.01cm" svg:y="0cm" draw:control="control2"/>
          </table:table-cell>
          <table:table-cell table:style-name="ce3">
            <draw:control draw:z-index="11" draw:name="Control 11" draw:style-name="gr2" draw:text-style-name="P2" svg:width="0.491cm" svg:height="0.322cm" svg:x="-0.002cm" svg:y="0cm" draw:control="control11"/>
            <draw:control draw:z-index="60" draw:name="Control 20" draw:style-name="gr2" draw:text-style-name="P2" svg:width="0.491cm" svg:height="0.322cm" svg:x="1.466cm" svg:y="0cm" draw:control="control60"/>
          </table:table-cell>
          <table:table-cell table:style-name="ce3">
            <draw:control draw:z-index="51" draw:name="Control 29" draw:style-name="gr2" draw:text-style-name="P2" svg:width="0.491cm" svg:height="0.322cm" svg:x="1.464cm" svg:y="0cm" draw:control="control51"/>
          </table:table-cell>
          <table:table-cell table:style-name="ce3">
            <draw:control draw:z-index="42" draw:name="Control 38" draw:style-name="gr2" draw:text-style-name="P2" svg:width="0.491cm" svg:height="0.322cm" svg:x="1.462cm" svg:y="0cm" draw:control="control42"/>
          </table:table-cell>
          <table:table-cell table:style-name="ce3"/>
          <table:table-cell table:style-name="ce3">
            <draw:control draw:z-index="20" draw:name="Control 47" draw:style-name="gr2" draw:text-style-name="P2" svg:width="0.491cm" svg:height="0.322cm" svg:x="0cm" svg:y="0cm" draw:control="control20"/>
            <draw:control draw:z-index="34" draw:name="Control 56" draw:style-name="gr2" draw:text-style-name="P2" svg:width="0.491cm" svg:height="0.322cm" svg:x="1.459cm" svg:y="0cm" draw:control="control34"/>
          </table:table-cell>
          <table:table-cell table:style-name="ce3">
            <draw:control draw:z-index="69" draw:name="Control 65" draw:style-name="gr2" draw:text-style-name="P2" svg:width="0.491cm" svg:height="0.322cm" svg:x="1.456cm" svg:y="0cm" draw:control="control69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NEWS</text:p>
          </table:table-cell>
          <table:table-cell table:style-name="ce5" office:value-type="boolean" office:boolean-value="false" calcext:value-type="boolean">
            <text:p>FALSE</text:p>
            <draw:control draw:z-index="3" draw:name="Control 3" draw:style-name="gr2" draw:text-style-name="P2" svg:width="0.491cm" svg:height="0.322cm" svg:x="0.01cm" svg:y="0cm" draw:control="control3"/>
          </table:table-cell>
          <table:table-cell table:style-name="ce5" office:value-type="boolean" office:boolean-value="false" calcext:value-type="boolean">
            <text:p>FALSE</text:p>
            <draw:control draw:z-index="12" draw:name="Control 12" draw:style-name="gr2" draw:text-style-name="P2" svg:width="0.491cm" svg:height="0.322cm" svg:x="-0.002cm" svg:y="0cm" draw:control="control12"/>
            <draw:control draw:z-index="61" draw:name="Control 21" draw:style-name="gr2" draw:text-style-name="P2" svg:width="0.491cm" svg:height="0.322cm" svg:x="1.466cm" svg:y="0cm" draw:control="control61"/>
          </table:table-cell>
          <table:table-cell table:style-name="ce5" office:value-type="boolean" office:boolean-value="false" calcext:value-type="boolean">
            <text:p>FALSE</text:p>
            <draw:control draw:z-index="52" draw:name="Control 30" draw:style-name="gr2" draw:text-style-name="P2" svg:width="0.491cm" svg:height="0.322cm" svg:x="1.464cm" svg:y="0cm" draw:control="control52"/>
          </table:table-cell>
          <table:table-cell table:style-name="ce5" office:value-type="boolean" office:boolean-value="false" calcext:value-type="boolean">
            <text:p>FALSE</text:p>
            <draw:control draw:z-index="43" draw:name="Control 39" draw:style-name="gr2" draw:text-style-name="P2" svg:width="0.491cm" svg:height="0.322cm" svg:x="1.462cm" svg:y="0cm" draw:control="control43"/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21" draw:name="Control 48" draw:style-name="gr2" draw:text-style-name="P2" svg:width="0.491cm" svg:height="0.322cm" svg:x="0cm" svg:y="0cm" draw:control="control21"/>
            <draw:control draw:z-index="35" draw:name="Control 73" draw:style-name="gr2" draw:text-style-name="P2" svg:width="0.491cm" svg:height="0.322cm" svg:x="1.459cm" svg:y="0cm" draw:control="control35"/>
          </table:table-cell>
          <table:table-cell table:style-name="ce3">
            <draw:control draw:z-index="70" draw:name="Control 66" draw:style-name="gr2" draw:text-style-name="P2" svg:width="0.491cm" svg:height="0.322cm" svg:x="1.456cm" svg:y="0cm" draw:control="control70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DIET</text:p>
          </table:table-cell>
          <table:table-cell table:style-name="ce5" office:value-type="boolean" office:boolean-value="false" calcext:value-type="boolean">
            <text:p>FALSE</text:p>
            <draw:control draw:z-index="4" draw:name="Control 4" draw:style-name="gr2" draw:text-style-name="P2" svg:width="0.491cm" svg:height="0.322cm" svg:x="0.01cm" svg:y="0cm" draw:control="control4"/>
          </table:table-cell>
          <table:table-cell table:style-name="ce3">
            <draw:control draw:z-index="13" draw:name="Control 13" draw:style-name="gr2" draw:text-style-name="P2" svg:width="0.491cm" svg:height="0.322cm" svg:x="-0.002cm" svg:y="0cm" draw:control="control13"/>
            <draw:control draw:z-index="62" draw:name="Control 22" draw:style-name="gr2" draw:text-style-name="P2" svg:width="0.491cm" svg:height="0.322cm" svg:x="1.466cm" svg:y="0cm" draw:control="control62"/>
          </table:table-cell>
          <table:table-cell table:style-name="ce3">
            <draw:control draw:z-index="53" draw:name="Control 31" draw:style-name="gr2" draw:text-style-name="P2" svg:width="0.491cm" svg:height="0.322cm" svg:x="1.464cm" svg:y="0cm" draw:control="control53"/>
          </table:table-cell>
          <table:table-cell table:style-name="ce3">
            <draw:control draw:z-index="44" draw:name="Control 40" draw:style-name="gr2" draw:text-style-name="P2" svg:width="0.491cm" svg:height="0.322cm" svg:x="1.462cm" svg:y="0cm" draw:control="control44"/>
          </table:table-cell>
          <table:table-cell table:style-name="ce3"/>
          <table:table-cell table:style-name="ce3">
            <draw:control draw:z-index="22" draw:name="Control 49" draw:style-name="gr2" draw:text-style-name="P2" svg:width="0.491cm" svg:height="0.322cm" svg:x="0cm" svg:y="0cm" draw:control="control22"/>
            <draw:control draw:z-index="36" draw:name="Control 58" draw:style-name="gr2" draw:text-style-name="P2" svg:width="0.491cm" svg:height="0.322cm" svg:x="1.459cm" svg:y="0cm" draw:control="control36"/>
          </table:table-cell>
          <table:table-cell table:style-name="ce5" office:value-type="boolean" office:boolean-value="false" calcext:value-type="boolean">
            <text:p>FALSE</text:p>
            <draw:control draw:z-index="71" draw:name="Control 67" draw:style-name="gr2" draw:text-style-name="P2" svg:width="0.491cm" svg:height="0.322cm" svg:x="1.456cm" svg:y="0cm" draw:control="control71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NO PORN</text:p>
          </table:table-cell>
          <table:table-cell table:style-name="ce5" office:value-type="boolean" office:boolean-value="false" calcext:value-type="boolean">
            <text:p>FALSE</text:p>
            <draw:control draw:z-index="5" draw:name="Control 5" draw:style-name="gr2" draw:text-style-name="P2" svg:width="0.491cm" svg:height="0.322cm" svg:x="0.01cm" svg:y="0cm" draw:control="control5"/>
          </table:table-cell>
          <table:table-cell table:style-name="ce3">
            <draw:control draw:z-index="14" draw:name="Control 14" draw:style-name="gr2" draw:text-style-name="P2" svg:width="0.491cm" svg:height="0.322cm" svg:x="-0.002cm" svg:y="0cm" draw:control="control14"/>
            <draw:control draw:z-index="63" draw:name="Control 23" draw:style-name="gr2" draw:text-style-name="P2" svg:width="0.491cm" svg:height="0.322cm" svg:x="1.466cm" svg:y="0cm" draw:control="control63"/>
          </table:table-cell>
          <table:table-cell table:style-name="ce3">
            <draw:control draw:z-index="54" draw:name="Control 32" draw:style-name="gr2" draw:text-style-name="P2" svg:width="0.491cm" svg:height="0.322cm" svg:x="1.464cm" svg:y="0cm" draw:control="control54"/>
          </table:table-cell>
          <table:table-cell table:style-name="ce3">
            <draw:control draw:z-index="45" draw:name="Control 41" draw:style-name="gr2" draw:text-style-name="P2" svg:width="0.491cm" svg:height="0.322cm" svg:x="1.462cm" svg:y="0cm" draw:control="control45"/>
          </table:table-cell>
          <table:table-cell table:style-name="ce3"/>
          <table:table-cell table:style-name="ce3">
            <draw:control draw:z-index="23" draw:name="Control 50" draw:style-name="gr2" draw:text-style-name="P2" svg:width="0.491cm" svg:height="0.322cm" svg:x="0cm" svg:y="0cm" draw:control="control23"/>
            <draw:control draw:z-index="37" draw:name="Control 59" draw:style-name="gr2" draw:text-style-name="P2" svg:width="0.491cm" svg:height="0.322cm" svg:x="1.459cm" svg:y="0cm" draw:control="control37"/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28" draw:name="Control 68" draw:style-name="gr2" draw:text-style-name="P2" svg:width="0.576cm" svg:height="0.322cm" svg:x="0.085cm" svg:y="0cm" draw:control="control28"/>
          </table:table-cell>
        </table:table-row>
        <table:table-row table:style-name="ro1">
          <table:table-cell table:style-name="ce3" office:value-type="string" calcext:value-type="string">
            <text:p>NO JUNK</text:p>
          </table:table-cell>
          <table:table-cell table:style-name="ce5" office:value-type="boolean" office:boolean-value="false" calcext:value-type="boolean">
            <text:p>FALSE</text:p>
            <draw:control draw:z-index="6" draw:name="Control 6" draw:style-name="gr2" draw:text-style-name="P2" svg:width="0.491cm" svg:height="0.322cm" svg:x="0.01cm" svg:y="0cm" draw:control="control6"/>
          </table:table-cell>
          <table:table-cell table:style-name="ce3">
            <draw:control draw:z-index="15" draw:name="Control 15" draw:style-name="gr2" draw:text-style-name="P2" svg:width="0.491cm" svg:height="0.322cm" svg:x="-0.002cm" svg:y="0cm" draw:control="control15"/>
            <draw:control draw:z-index="64" draw:name="Control 24" draw:style-name="gr2" draw:text-style-name="P2" svg:width="0.491cm" svg:height="0.322cm" svg:x="1.466cm" svg:y="0cm" draw:control="control64"/>
          </table:table-cell>
          <table:table-cell table:style-name="ce3">
            <draw:control draw:z-index="55" draw:name="Control 33" draw:style-name="gr2" draw:text-style-name="P2" svg:width="0.491cm" svg:height="0.322cm" svg:x="1.464cm" svg:y="0cm" draw:control="control55"/>
          </table:table-cell>
          <table:table-cell table:style-name="ce3">
            <draw:control draw:z-index="46" draw:name="Control 42" draw:style-name="gr2" draw:text-style-name="P2" svg:width="0.491cm" svg:height="0.322cm" svg:x="1.462cm" svg:y="0cm" draw:control="control46"/>
          </table:table-cell>
          <table:table-cell table:style-name="ce3"/>
          <table:table-cell table:style-name="ce3">
            <draw:control draw:z-index="24" draw:name="Control 51" draw:style-name="gr2" draw:text-style-name="P2" svg:width="0.491cm" svg:height="0.322cm" svg:x="0cm" svg:y="0cm" draw:control="control24"/>
            <draw:control draw:z-index="38" draw:name="Control 74" draw:style-name="gr2" draw:text-style-name="P2" svg:width="0.491cm" svg:height="0.322cm" svg:x="1.459cm" svg:y="0cm" draw:control="control38"/>
          </table:table-cell>
          <table:table-cell table:style-name="ce5" office:value-type="boolean" office:boolean-value="false" calcext:value-type="boolean">
            <text:p>FALSE</text:p>
            <draw:control draw:z-index="29" draw:name="Control 69" draw:style-name="gr2" draw:text-style-name="P2" svg:width="0.491cm" svg:height="0.322cm" svg:x="1.456cm" svg:y="0cm" draw:control="control29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SKILLS LEARNING</text:p>
          </table:table-cell>
          <table:table-cell table:style-name="ce5" office:value-type="boolean" office:boolean-value="false" calcext:value-type="boolean">
            <text:p>FALSE</text:p>
            <draw:control draw:z-index="7" draw:name="Control 7" draw:style-name="gr2" draw:text-style-name="P2" svg:width="0.491cm" svg:height="0.322cm" svg:x="0.01cm" svg:y="0cm" draw:control="control7"/>
          </table:table-cell>
          <table:table-cell table:style-name="ce3">
            <draw:control draw:z-index="16" draw:name="Control 16" draw:style-name="gr2" draw:text-style-name="P2" svg:width="0.491cm" svg:height="0.322cm" svg:x="-0.002cm" svg:y="0cm" draw:control="control16"/>
            <draw:control draw:z-index="65" draw:name="Control 25" draw:style-name="gr2" draw:text-style-name="P2" svg:width="0.491cm" svg:height="0.322cm" svg:x="1.466cm" svg:y="0cm" draw:control="control65"/>
          </table:table-cell>
          <table:table-cell table:style-name="ce3">
            <draw:control draw:z-index="56" draw:name="Control 34" draw:style-name="gr2" draw:text-style-name="P2" svg:width="0.491cm" svg:height="0.322cm" svg:x="1.464cm" svg:y="0cm" draw:control="control56"/>
          </table:table-cell>
          <table:table-cell table:style-name="ce3">
            <draw:control draw:z-index="47" draw:name="Control 43" draw:style-name="gr2" draw:text-style-name="P2" svg:width="0.491cm" svg:height="0.322cm" svg:x="1.462cm" svg:y="0cm" draw:control="control47"/>
          </table:table-cell>
          <table:table-cell table:style-name="ce3"/>
          <table:table-cell table:style-name="ce3">
            <draw:control draw:z-index="25" draw:name="Control 52" draw:style-name="gr2" draw:text-style-name="P2" svg:width="0.491cm" svg:height="0.322cm" svg:x="0cm" svg:y="0cm" draw:control="control25"/>
            <draw:control draw:z-index="39" draw:name="Control 61" draw:style-name="gr2" draw:text-style-name="P2" svg:width="0.491cm" svg:height="0.322cm" svg:x="1.459cm" svg:y="0cm" draw:control="control39"/>
          </table:table-cell>
          <table:table-cell table:style-name="ce5" office:value-type="boolean" office:boolean-value="false" calcext:value-type="boolean">
            <text:p>FALSE</text:p>
            <draw:control draw:z-index="30" draw:name="Control 70" draw:style-name="gr2" draw:text-style-name="P2" svg:width="0.491cm" svg:height="0.322cm" svg:x="1.456cm" svg:y="0cm" draw:control="control30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DEFENCE KNOWLEDGE</text:p>
          </table:table-cell>
          <table:table-cell table:style-name="ce5" office:value-type="boolean" office:boolean-value="false" calcext:value-type="boolean">
            <text:p>FALSE</text:p>
            <draw:control draw:z-index="8" draw:name="Control 8" draw:style-name="gr2" draw:text-style-name="P2" svg:width="0.491cm" svg:height="0.322cm" svg:x="0.01cm" svg:y="0cm" draw:control="control8"/>
          </table:table-cell>
          <table:table-cell table:style-name="ce3">
            <draw:control draw:z-index="17" draw:name="Control 17" draw:style-name="gr2" draw:text-style-name="P2" svg:width="0.491cm" svg:height="0.322cm" svg:x="-0.002cm" svg:y="0cm" draw:control="control17"/>
            <draw:control draw:z-index="66" draw:name="Control 26" draw:style-name="gr2" draw:text-style-name="P2" svg:width="0.491cm" svg:height="0.322cm" svg:x="1.466cm" svg:y="-0.001cm" draw:control="control66"/>
          </table:table-cell>
          <table:table-cell table:style-name="ce3">
            <draw:control draw:z-index="57" draw:name="Control 35" draw:style-name="gr2" draw:text-style-name="P2" svg:width="0.491cm" svg:height="0.322cm" svg:x="1.464cm" svg:y="-0.001cm" draw:control="control57"/>
          </table:table-cell>
          <table:table-cell table:style-name="ce3">
            <draw:control draw:z-index="48" draw:name="Control 44" draw:style-name="gr2" draw:text-style-name="P2" svg:width="0.491cm" svg:height="0.322cm" svg:x="1.462cm" svg:y="-0.001cm" draw:control="control48"/>
          </table:table-cell>
          <table:table-cell table:style-name="ce3"/>
          <table:table-cell table:style-name="ce3">
            <draw:control draw:z-index="26" draw:name="Control 53" draw:style-name="gr2" draw:text-style-name="P2" svg:width="0.491cm" svg:height="0.322cm" svg:x="0cm" svg:y="0cm" draw:control="control26"/>
            <draw:control draw:z-index="40" draw:name="Control 62" draw:style-name="gr2" draw:text-style-name="P2" svg:width="0.491cm" svg:height="0.322cm" svg:x="1.459cm" svg:y="-0.001cm" draw:control="control40"/>
          </table:table-cell>
          <table:table-cell table:style-name="ce3">
            <draw:control draw:z-index="31" draw:name="Control 71" draw:style-name="gr2" draw:text-style-name="P2" svg:width="0.491cm" svg:height="0.322cm" svg:x="1.456cm" svg:y="-0.001cm" draw:control="control31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CONTROL MY WORDS</text:p>
          </table:table-cell>
          <table:table-cell table:style-name="ce5" office:value-type="boolean" office:boolean-value="false" calcext:value-type="boolean">
            <text:p>FALSE</text:p>
            <draw:control draw:z-index="9" draw:name="Control 9" draw:style-name="gr2" draw:text-style-name="P2" svg:width="0.491cm" svg:height="0.322cm" svg:x="0.01cm" svg:y="0cm" draw:control="control9"/>
          </table:table-cell>
          <table:table-cell table:style-name="ce5" office:value-type="boolean" office:boolean-value="true" calcext:value-type="boolean">
            <text:p>TRUE</text:p>
            <draw:control draw:z-index="18" draw:name="Control 18" draw:style-name="gr2" draw:text-style-name="P2" svg:width="0.491cm" svg:height="0.322cm" svg:x="-0.002cm" svg:y="0cm" draw:control="control18"/>
            <draw:control draw:z-index="67" draw:name="Control 27" draw:style-name="gr2" draw:text-style-name="P2" svg:width="0.491cm" svg:height="0.322cm" svg:x="1.466cm" svg:y="0cm" draw:control="control67"/>
          </table:table-cell>
          <table:table-cell table:style-name="ce3">
            <draw:control draw:z-index="58" draw:name="Control 36" draw:style-name="gr2" draw:text-style-name="P2" svg:width="0.491cm" svg:height="0.322cm" svg:x="1.464cm" svg:y="0cm" draw:control="control58"/>
          </table:table-cell>
          <table:table-cell table:style-name="ce3">
            <draw:control draw:z-index="49" draw:name="Control 45" draw:style-name="gr2" draw:text-style-name="P2" svg:width="0.491cm" svg:height="0.322cm" svg:x="1.462cm" svg:y="0cm" draw:control="control49"/>
          </table:table-cell>
          <table:table-cell table:style-name="ce3"/>
          <table:table-cell table:style-name="ce3">
            <draw:control draw:z-index="27" draw:name="Control 54" draw:style-name="gr2" draw:text-style-name="P2" svg:width="0.491cm" svg:height="0.322cm" svg:x="0cm" svg:y="0cm" draw:control="control27"/>
            <draw:control draw:z-index="72" draw:name="Control 57" draw:style-name="gr2" draw:text-style-name="P2" svg:width="0.491cm" svg:height="0.322cm" svg:x="1.459cm" svg:y="0cm" draw:control="control72"/>
          </table:table-cell>
          <table:table-cell table:style-name="ce3">
            <draw:control draw:z-index="32" draw:name="Control 72" draw:style-name="gr2" draw:text-style-name="P2" svg:width="0.491cm" svg:height="0.322cm" svg:x="1.456cm" svg:y="0cm" draw:control="control32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PROGRESS</text:p>
          </table:table-cell>
          <table:table-cell table:style-name="ce6" table:formula="of:=COUNTIF([.B4:.B12];1)/COUNTA([.B4:.B12])" office:value-type="float" office:value="0" calcext:value-type="float">
            <text:p>0</text:p>
          </table:table-cell>
          <table:table-cell table:style-name="ce6" table:formula="of:=COUNTIF([.C4:.C12];1)/COUNTA([.C4:.C12])" office:value-type="float" office:value="0.333333333333333" calcext:value-type="float">
            <text:p>0.333333333333333</text:p>
          </table:table-cell>
          <table:table-cell table:style-name="ce6" table:formula="of:=COUNTIF([.D4:.D12];1)/COUNTA([.D4:.D12])" office:value-type="float" office:value="0" calcext:value-type="float">
            <text:p>0</text:p>
          </table:table-cell>
          <table:table-cell table:style-name="ce6" table:formula="of:=COUNTIF([.E4:.E12];1)/COUNTA([.E4:.E12])" office:value-type="float" office:value="0" calcext:value-type="float">
            <text:p>0</text:p>
          </table:table-cell>
          <table:table-cell table:style-name="ce6" table:formula="of:=COUNTIF([.F4:.F12];1)/COUNTA([.F4:.F12])" office:value-type="float" office:value="0" calcext:value-type="float">
            <text:p>0</text:p>
          </table:table-cell>
          <table:table-cell table:style-name="ce6" table:formula="of:=COUNTIF([.G4:.G12];1)/COUNTA([.G4:.G12])" office:value-type="float" office:value="0" calcext:value-type="float">
            <text:p>0</text:p>
          </table:table-cell>
          <table:table-cell table:style-name="ce6" table:formula="of:=COUNTIF([.H4:.H12];1)/COUNTA([.H4:.H12])" office:value-type="float" office:value="0" calcext:value-type="float">
            <text:p>0</text:p>
          </table:table-cell>
          <table:table-cell table:style-name="ce6" table:formula="of:=COUNTIF([.I4:.I12];1)/COUNTA([.I4:.I1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</table:table-row>
        <calcext:conditional-formats>
          <calcext:conditional-format calcext:target-range-address="Sheet1.B15:Sheet1.I15">
            <calcext:data-bar calcext:show-value="false" calcext:max-length="100" calcext:negative-color="#ffff38" calcext:positive-color="#3faf4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73" form:id="control73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4" form:id="control74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5" form:id="control75" form:label=" " form:input-required="false" form:linked-cell="Sheet1.B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6" form:id="control76" form:label=" 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7" form:id="control77" form:label=" " form:input-required="false" form:linked-cell="Sheet1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8" form:id="control78" form:label=" " form:input-required="false" form:linked-cell="Sheet1.B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9" form:id="control79" form:label=" " form:input-required="false" form:linked-cell="Sheet1.B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0" form:id="control80" form:label=" " form:input-required="false" form:linked-cell="Sheet1.B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81" form:id="control81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82" form:id="control82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4" form:id="control84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85" form:id="control85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86" form:id="control86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7" form:id="control87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8" form:id="control88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89" form:id="control89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90" form:id="control90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2" form:id="control92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93" form:id="control93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94" form:id="control94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5" form:id="control95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6" form:id="control96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97" form:id="control97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98" form:id="control98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" form:id="control99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0" form:id="control100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1" form:id="control101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2" form:id="control102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3" form:id="control103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4" form:id="control104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5" form:id="control105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6" form:id="control106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7" form:id="control107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8" form:id="control108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 " form:control-implementation="ooo:com.sun.star.form.component.CheckBox" xml:id="control109" form:id="control109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8" draw:name="Control 82" draw:style-name="gr2" draw:text-style-name="P2" svg:width="0.491cm" svg:height="0.322cm" svg:x="26.365cm" svg:y="1.892cm" draw:control="control81"/>
          <draw:control draw:z-index="9" draw:name="Control 83" draw:style-name="gr2" draw:text-style-name="P2" svg:width="0.491cm" svg:height="0.322cm" svg:x="26.365cm" svg:y="2.344cm" draw:control="control82"/>
          <draw:control draw:z-index="12" draw:name="Control 86" draw:style-name="gr2" draw:text-style-name="P2" svg:width="0.491cm" svg:height="0.322cm" svg:x="28.622cm" svg:y="1.892cm" draw:control="control85"/>
          <draw:control draw:z-index="13" draw:name="Control 87" draw:style-name="gr2" draw:text-style-name="P2" svg:width="0.491cm" svg:height="0.322cm" svg:x="28.622cm" svg:y="2.344cm" draw:control="control86"/>
          <draw:control draw:z-index="16" draw:name="Control 90" draw:style-name="gr2" draw:text-style-name="P2" svg:width="0.491cm" svg:height="0.322cm" svg:x="26.365cm" svg:y="3.698cm" draw:control="control89"/>
          <draw:control draw:z-index="17" draw:name="Control 91" draw:style-name="gr2" draw:text-style-name="P2" svg:width="0.491cm" svg:height="0.322cm" svg:x="26.365cm" svg:y="4.15cm" draw:control="control90"/>
          <draw:control draw:z-index="20" draw:name="Control 94" draw:style-name="gr2" draw:text-style-name="P2" svg:width="0.491cm" svg:height="0.322cm" svg:x="28.622cm" svg:y="3.698cm" draw:control="control93"/>
          <draw:control draw:z-index="21" draw:name="Control 95" draw:style-name="gr2" draw:text-style-name="P2" svg:width="0.491cm" svg:height="0.322cm" svg:x="28.622cm" svg:y="4.15cm" draw:control="control94"/>
          <draw:control draw:z-index="24" draw:name="Control 98" draw:style-name="gr2" draw:text-style-name="P2" svg:width="0.491cm" svg:height="0.322cm" svg:x="26.365cm" svg:y="5.504cm" draw:control="control97"/>
          <draw:control draw:z-index="25" draw:name="Control 99" draw:style-name="gr2" draw:text-style-name="P2" svg:width="0.491cm" svg:height="0.322cm" svg:x="26.365cm" svg:y="5.956cm" draw:control="control98"/>
          <draw:control draw:z-index="28" draw:name="Control 102" draw:style-name="gr2" draw:text-style-name="P2" svg:width="0.491cm" svg:height="0.322cm" svg:x="28.622cm" svg:y="5.504cm" draw:control="control101"/>
          <draw:control draw:z-index="29" draw:name="Control 103" draw:style-name="gr2" draw:text-style-name="P2" svg:width="0.491cm" svg:height="0.322cm" svg:x="28.622cm" svg:y="5.956cm" draw:control="control102"/>
          <draw:control draw:z-index="32" draw:name="Control 106" draw:style-name="gr2" draw:text-style-name="P2" svg:width="0.491cm" svg:height="0.322cm" svg:x="26.365cm" svg:y="7.31cm" draw:control="control105"/>
          <draw:control draw:z-index="33" draw:name="Control 107" draw:style-name="gr2" draw:text-style-name="P2" svg:width="0.491cm" svg:height="0.322cm" svg:x="26.365cm" svg:y="7.762cm" draw:control="control106"/>
          <draw:control draw:z-index="34" draw:name="Control 108" draw:style-name="gr2" draw:text-style-name="P2" svg:width="0.491cm" svg:height="0.322cm" svg:x="28.622cm" svg:y="7.31cm" draw:control="control107"/>
          <draw:control draw:z-index="35" draw:name="Control 109" draw:style-name="gr2" draw:text-style-name="P2" svg:width="0.491cm" svg:height="0.322cm" svg:x="28.622cm" svg:y="7.762cm" draw:control="control108"/>
          <draw:control draw:z-index="36" draw:name="Control 60" draw:style-name="gr2" draw:text-style-name="P2" svg:width="0.491cm" svg:height="0.322cm" svg:x="28.622cm" svg:y="0.989cm" draw:control="control109"/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3" table:number-columns-repeated="2" table:default-cell-style-name="ce5"/>
        <table:table-row table:style-name="ro1" table:number-rows-repeated="2">
          <table:table-cell table:number-columns-repeated="10"/>
          <table:table-cell table:style-name="Default" table:number-columns-repeated="2"/>
        </table:table-row>
        <table:table-row table:style-name="ro1"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BOOKS</text:p>
          </table:table-cell>
          <table:table-cell table:number-columns-repeated="7"/>
          <table:table-cell table:style-name="Default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5" office:value-type="boolean" office:boolean-value="false" calcext:value-type="boolean">
            <text:p>FALSE</text:p>
            <draw:control draw:z-index="0" draw:name="Control 63" draw:style-name="gr2" draw:text-style-name="P2" svg:width="0.491cm" svg:height="0.322cm" svg:x="0.016cm" svg:y="0cm" draw:control="control73"/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table:style-name="ce5" office:value-type="boolean" office:boolean-value="true" calcext:value-type="boolean">
            <text:p>TRUE</text:p>
            <draw:control draw:z-index="1" draw:name="Control 75" draw:style-name="gr2" draw:text-style-name="P2" svg:width="0.491cm" svg:height="0.322cm" svg:x="0.016cm" svg:y="0cm" draw:control="control74"/>
          </table:table-cell>
          <table:table-cell office:value-type="string" calcext:value-type="string">
            <text:p>TRANSCED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DAY</text:p>
          </table:table-cell>
          <table:table-cell table:style-name="ce5" office:value-type="boolean" office:boolean-value="false" calcext:value-type="boolean">
            <text:p>FALSE</text:p>
            <draw:control draw:z-index="2" draw:name="Control 76" draw:style-name="gr2" draw:text-style-name="P2" svg:width="0.491cm" svg:height="0.322cm" svg:x="0.016cm" svg:y="0cm" draw:control="control75"/>
          </table:table-cell>
          <table:table-cell office:value-type="string" calcext:value-type="string">
            <text:p>CONSTITU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ESDAY</text:p>
          </table:table-cell>
          <table:table-cell table:style-name="ce5" office:value-type="boolean" office:boolean-value="true" calcext:value-type="boolean">
            <text:p>TRUE</text:p>
            <draw:control draw:z-index="3" draw:name="Control 77" draw:style-name="gr2" draw:text-style-name="P2" svg:width="0.491cm" svg:height="0.322cm" svg:x="0.016cm" svg:y="0cm" draw:control="control76"/>
          </table:table-cell>
          <table:table-cell office:value-type="string" calcext:value-type="string">
            <text:p>WHY BHARAT MATTERS</text:p>
          </table:table-cell>
          <table:table-cell table:number-columns-repeated="7"/>
          <table:table-cell>
            <draw:control draw:z-index="10" draw:name="Control 84" draw:style-name="gr2" draw:text-style-name="P2" svg:width="0.491cm" svg:height="0.322cm" svg:x="0.014cm" svg:y="0cm" draw:control="control83"/>
          </table:table-cell>
          <table:table-cell>
            <draw:control draw:z-index="14" draw:name="Control 88" draw:style-name="gr2" draw:text-style-name="P2" svg:width="0.491cm" svg:height="0.322cm" svg:x="0.014cm" svg:y="0cm" draw:control="control87"/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table:style-name="ce5" office:value-type="boolean" office:boolean-value="true" calcext:value-type="boolean">
            <text:p>TRUE</text:p>
            <draw:control draw:z-index="4" draw:name="Control 78" draw:style-name="gr2" draw:text-style-name="P2" svg:width="0.491cm" svg:height="0.322cm" svg:x="0.016cm" svg:y="0cm" draw:control="control77"/>
          </table:table-cell>
          <table:table-cell office:value-type="string" calcext:value-type="string">
            <text:p>AN INDIAN PILGRIM</text:p>
          </table:table-cell>
          <table:table-cell table:number-columns-repeated="7"/>
          <table:table-cell>
            <draw:control draw:z-index="11" draw:name="Control 85" draw:style-name="gr2" draw:text-style-name="P2" svg:width="0.491cm" svg:height="0.322cm" svg:x="0.014cm" svg:y="0cm" draw:control="control84"/>
          </table:table-cell>
          <table:table-cell>
            <draw:control draw:z-index="15" draw:name="Control 89" draw:style-name="gr2" draw:text-style-name="P2" svg:width="0.491cm" svg:height="0.322cm" svg:x="0.014cm" svg:y="0cm" draw:control="control88"/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table:style-name="ce5" office:value-type="boolean" office:boolean-value="false" calcext:value-type="boolean">
            <text:p>FALSE</text:p>
            <draw:control draw:z-index="5" draw:name="Control 79" draw:style-name="gr2" draw:text-style-name="P2" svg:width="0.491cm" svg:height="0.322cm" svg:x="0.016cm" svg:y="0cm" draw:control="control78"/>
          </table:table-cell>
          <table:table-cell office:value-type="string" calcext:value-type="string">
            <text:p>THREE THOUSAND STIC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IDAY</text:p>
          </table:table-cell>
          <table:table-cell table:style-name="ce5" office:value-type="boolean" office:boolean-value="false" calcext:value-type="boolean">
            <text:p>FALSE</text:p>
            <draw:control draw:z-index="6" draw:name="Control 80" draw:style-name="gr2" draw:text-style-name="P2" svg:width="0.491cm" svg:height="0.322cm" svg:x="0.016cm" svg:y="0cm" draw:control="control79"/>
          </table:table-cell>
          <table:table-cell office:value-type="string" calcext:value-type="string">
            <text:p>PO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URDAY</text:p>
          </table:table-cell>
          <table:table-cell table:style-name="ce5" office:value-type="boolean" office:boolean-value="false" calcext:value-type="boolean">
            <text:p>FALSE</text:p>
            <draw:control draw:z-index="7" draw:name="Control 81" draw:style-name="gr2" draw:text-style-name="P2" svg:width="0.491cm" svg:height="0.322cm" svg:x="0.016cm" svg:y="0cm" draw:control="control80"/>
          </table:table-cell>
          <table:table-cell table:number-columns-repeated="8"/>
          <table:table-cell>
            <draw:control draw:z-index="18" draw:name="Control 92" draw:style-name="gr2" draw:text-style-name="P2" svg:width="0.491cm" svg:height="0.322cm" svg:x="0.014cm" svg:y="0cm" draw:control="control91"/>
          </table:table-cell>
          <table:table-cell>
            <draw:control draw:z-index="22" draw:name="Control 96" draw:style-name="gr2" draw:text-style-name="P2" svg:width="0.491cm" svg:height="0.322cm" svg:x="0.014cm" svg:y="0cm" draw:control="control95"/>
          </table:table-cell>
        </table:table-row>
        <table:table-row table:style-name="ro1">
          <table:table-cell table:number-columns-repeated="10"/>
          <table:table-cell>
            <draw:control draw:z-index="19" draw:name="Control 93" draw:style-name="gr2" draw:text-style-name="P2" svg:width="0.491cm" svg:height="0.322cm" svg:x="0.014cm" svg:y="0cm" draw:control="control92"/>
          </table:table-cell>
          <table:table-cell>
            <draw:control draw:z-index="23" draw:name="Control 97" draw:style-name="gr2" draw:text-style-name="P2" svg:width="0.491cm" svg:height="0.322cm" svg:x="0.014cm" svg:y="0cm" draw:control="control96"/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>
            <draw:control draw:z-index="26" draw:name="Control 100" draw:style-name="gr2" draw:text-style-name="P2" svg:width="0.491cm" svg:height="0.322cm" svg:x="0.014cm" svg:y="0cm" draw:control="control99"/>
          </table:table-cell>
          <table:table-cell>
            <draw:control draw:z-index="30" draw:name="Control 104" draw:style-name="gr2" draw:text-style-name="P2" svg:width="0.491cm" svg:height="0.322cm" svg:x="0.014cm" svg:y="0cm" draw:control="control103"/>
          </table:table-cell>
        </table:table-row>
        <table:table-row table:style-name="ro1">
          <table:table-cell table:number-columns-repeated="10"/>
          <table:table-cell>
            <draw:control draw:z-index="27" draw:name="Control 101" draw:style-name="gr2" draw:text-style-name="P2" svg:width="0.491cm" svg:height="0.322cm" svg:x="0.014cm" svg:y="0cm" draw:control="control100"/>
          </table:table-cell>
          <table:table-cell>
            <draw:control draw:z-index="31" draw:name="Control 105" draw:style-name="gr2" draw:text-style-name="P2" svg:width="0.491cm" svg:height="0.322cm" svg:x="0.014cm" svg:y="0cm" draw:control="control104"/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5:16:22.17192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23:57:48.758087800</meta:creation-date>
    <dc:date>2026-05-03T15:20:15.200217600</dc:date>
    <meta:editing-duration>PT24M18S</meta:editing-duration>
    <meta:editing-cycles>6</meta:editing-cycles>
    <meta:generator>LibreOffice/26.2.3.2$Windows_X86_64 LibreOffice_project/70e089b17412e4cb7773e41413306b17a2328c34</meta:generator>
    <meta:document-statistic meta:table-count="2" meta:cell-count="87" meta:object-count="1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f7700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2cm" svg:stroke-color="#069a2e" svg:stroke-opacity="95%" draw:fill="solid" draw:fill-color="#5983b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89cm" xlink:href=".." xlink:type="simple" chart:class="chart:bar" chart:style-name="ch1">
        <chart:legend chart:legend-position="end" svg:x="14.014cm" svg:y="4.192cm" style:legend-expansion="high" chart:style-name="ch2"/>
        <chart:plot-area chart:style-name="ch3" svg:x="0.331cm" svg:y="0.222cm" svg:width="13.576cm" svg:height="8.63cm">
          <chart:coordinate-region svg:x="1.282cm" svg:y="0.424cm" svg:width="12.625cm" svg:height="7.775cm"/>
          <chart:axis chart:dimension="x" chart:name="primary-x" chart:style-name="ch4"/>
          <chart:axis chart:dimension="y" chart:name="primary-y" chart:style-name="ch5"/>
          <chart:series chart:style-name="ch6" chart:values-cell-range-address="Sheet1.B15:Sheet1.I15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5:Sheet1.I15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3.2$Windows_X86_64 LibreOffice_project/70e089b17412e4cb7773e41413306b17a2328c3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